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6" style:family="text">
      <style:text-properties fo:color="#ffffff" style:font-name="Segoe UI" fo:font-size="26pt" fo:text-shadow="1pt 1pt" style:font-name-asian="Segoe UI3" style:font-size-asian="26pt" style:font-name-complex="Segoe UI3" style:font-size-complex="26pt"/>
    </style:style>
    <style:style style:name="T7" style:family="text">
      <style:text-properties fo:color="#ffffff" style:font-name="Segoe UI" fo:font-size="16pt" fo:text-shadow="1pt 1pt" style:font-name-asian="Segoe UI3" style:font-size-asian="16pt" style:font-name-complex="Segoe UI3" style:font-size-complex="16pt"/>
    </style:style>
    <style:style style:name="T8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93cm" svg:y="0.411cm">
          <draw:text-box>
            <text:p text:style-name="P1"><text:span text:style-name="T1">HYMN #720</text:span></text:p>
            <text:p text:style-name="P1"><text:span text:style-name="T2">“</text:span><text:span text:style-name="T2">We Walk by Faith and Not by Sigh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4"><text:span text:style-name="T3">1. </text:span><text:span text:style-name="T4">We walk by faith and not by sight,</text:span><text:span text:style-name="T4"><text:line-break/></text:span><text:span text:style-name="T4">No gracious words we hear</text:span><text:span text:style-name="T4"><text:line-break/></text:span><text:span text:style-name="T4">From Him who spoke as none e’er spoke, </text:span><text:span text:style-name="T4"><text:line-break/></text:span><text:span text:style-name="T4">But we believe Him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4"><text:span text:style-name="T3">2. </text:span><text:span text:style-name="T4">We may not touch His hands and side,</text:span><text:span text:style-name="T4"><text:line-break/></text:span><text:span text:style-name="T4">Nor follow where He trod;</text:span><text:span text:style-name="T4"><text:line-break/></text:span><text:span text:style-name="T4">But in His promise we rejoice</text:span><text:span text:style-name="T4"><text:line-break/></text:span><text:span text:style-name="T4">And cry “My Lord and Go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892cm" svg:height="7.011cm" svg:x="1.524cm" svg:y="0.508cm">
          <draw:text-box>
            <text:p text:style-name="P4"><text:span text:style-name="T3">3. </text:span><text:span text:style-name="T4">Help then, O Lord, our unbelief;</text:span><text:span text:style-name="T4"><text:line-break/></text:span><text:span text:style-name="T4">And may our faith abound</text:span><text:span text:style-name="T4"><text:line-break/></text:span><text:span text:style-name="T4">To call on You when You are near</text:span><text:span text:style-name="T4"><text:line-break/></text:span><text:span text:style-name="T4">And seek where You are f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6" draw:layer="layout" svg:width="24.892cm" svg:height="7.011cm" svg:x="1.524cm" svg:y="0.609cm">
          <draw:text-box>
            <text:p text:style-name="P4"><text:span text:style-name="T3">4. </text:span><text:span text:style-name="T4">For You, O resurrected Lord,</text:span><text:span text:style-name="T4"><text:line-break/></text:span><text:span text:style-name="T4">Are found in means divine:</text:span><text:span text:style-name="T4"><text:line-break/></text:span><text:span text:style-name="T4">Beneath the water and the Word,</text:span><text:span text:style-name="T4"><text:line-break/></text:span><text:span text:style-name="T4">Beneath the bread and win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4" draw:text-style-name="P9" draw:layer="layout" svg:width="24.892cm" svg:height="13.86cm" svg:x="1.634cm" svg:y="0.481cm">
          <draw:text-box>
            <text:p text:style-name="P7"><text:span text:style-name="T3">5. </text:span><text:span text:style-name="T4">Lord, when our life of faith is done,</text:span><text:span text:style-name="T4"><text:line-break/></text:span><text:span text:style-name="T4">In realms of clearer light</text:span><text:span text:style-name="T4"><text:line-break/></text:span><text:span text:style-name="T4">We may behold You as You are,</text:span><text:span text:style-name="T4"><text:line-break/></text:span><text:span text:style-name="T4">With full and endless sight.</text:span></text:p>
            <text:p text:style-name="P8"><text:span text:style-name="T6"><text:line-break/></text:span><text:span text:style-name="T6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8"><text:s text:c="6"/></text:span><text:span text:style-name="T8">Public domain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18:54:38.687000000</meta:creation-date>
    <dc:title>Hymn template</dc:title>
    <meta:editing-duration>PT16M24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29T13:54:32.502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4-08T18:54:38.406000000"/>
  </office:meta>
</office:document-meta>
</file>